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0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 table:number-rows-repeated="3170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09:12:11.60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8-19T10:18:15.984000000</dc:date>
    <meta:editing-cycles>200</meta:editing-cycles>
    <meta:editing-duration>P10DT12H8M9S</meta:editing-duration>
    <meta:document-statistic meta:table-count="3" meta:cell-count="1744" meta:object-count="0"/>
    <meta:user-defined meta:name="Info 1"/>
    <meta:user-defined meta:name="Info 2"/>
    <meta:user-defined meta:name="Info 3"/>
    <meta:user-defined meta:name="Info 4"/>
  </office:meta>
</office:document-meta>
</file>